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DE000001D51D6D2194.png"/>
  <manifest:file-entry manifest:media-type="image/png" manifest:full-path="Pictures/10000201000004890000023DC4D975D6.png"/>
  <manifest:file-entry manifest:media-type="image/png" manifest:full-path="Pictures/100000000000044F0000027F809D087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Графический объект1" text:anchor-type="paragraph" svg:width="20.874cm" svg:height="10.301cm" draw:z-index="0"><draw:image xlink:href="Pictures/10000201000004890000023DC4D975D6.png" xlink:type="simple" xlink:show="embed" xlink:actuate="onLoad"/></draw:frame></text:p>
      <text:p text:style-name="Standard"><draw:frame draw:style-name="fr1" draw:name="Графический объект2" text:anchor-type="paragraph" svg:x="-1.191cm" svg:y="4.912cm" svg:width="19.6cm" svg:height="9.285cm" draw:z-index="1"><draw:image xlink:href="Pictures/10000000000003DE000001D51D6D2194.png" xlink:type="simple" xlink:show="embed" xlink:actuate="onLoad"/></draw:frame></text:p>
      <text:p text:style-name="Standard"><draw:frame draw:style-name="fr1" draw:name="Графический объект3" text:anchor-type="paragraph" svg:x="-1cm" svg:y="-1.178cm" svg:width="18.665cm" svg:height="10.811cm" draw:z-index="2"><draw:image xlink:href="Pictures/100000000000044F0000027F809D0875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8M58S</meta:editing-duration>
    <meta:editing-cycles>7</meta:editing-cycles>
    <meta:generator>OpenOffice/4.1.7$Win32 OpenOffice.org_project/417m1$Build-9800</meta:generator>
    <dc:date>2020-03-02T12:13:57.58</dc:date>
    <meta:document-statistic meta:table-count="0" meta:image-count="3" meta:object-count="0" meta:page-count="2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